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74pt" svg:height="255.26pt" svg:x="256.51pt" svg:y="21.83pt">
            <loext:p draw:notify-on-update-of-ranges="result.B3:result.B10 result.A1:result.A1 result.C3:result.C10 result.A11:result.A11 result.C13:result.C20 result.A21:result.A21 result.C23:result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25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(ms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5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(ms)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3351" calcext:value-type="float">
            <text:p>3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20:44:55.062328985</dc:date>
    <meta:editing-duration>PT48M58S</meta:editing-duration>
    <meta:editing-cycles>1</meta:editing-cycles>
    <meta:document-statistic meta:table-count="1" meta:cell-count="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3.013cm" svg:y="0.316cm" chart:style-name="ch2">
          <text:p>Execution times of Unbounded Concurrent Server</text:p>
        </chart:title>
        <chart:legend chart:legend-position="end" svg:x="13.182cm" svg:y="3.706cm" style:legend-expansion="high" chart:style-name="ch3"/>
        <chart:plot-area chart:style-name="ch4" table:cell-range-address="result.B3:result.C10 result.A1:result.A1 result.A11:result.A11 result.C13:result.C20 result.A21:result.A21 result.C23:result.C30" chart:data-source-has-labels="both" svg:x="1.331cm" svg:y="1.275cm" svg:width="11.531cm" svg:height="6.57cm">
          <chartooo:coordinate-region svg:x="2.323cm" svg:y="1.474cm" svg:width="10.259cm" svg:height="5.724cm"/>
          <chart:axis chart:dimension="x" chart:name="primary-x" chart:style-name="ch5" chartooo:axis-type="auto">
            <chartooo:date-scale/>
            <chart:title svg:x="6.377cm" svg:y="8.025cm" chart:style-name="ch6">
              <text:p>Iterations</text:p>
            </chart:title>
            <chart:categories table:cell-range-address="result.B3:result.B10"/>
          </chart:axis>
          <chart:axis chart:dimension="y" chart:name="primary-y" chart:style-name="ch5">
            <chart:title svg:x="0.451cm" svg:y="5.517cm" chart:style-name="ch7">
              <text:p>Milliseconds</text:p>
            </chart:title>
            <chart:grid chart:style-name="ch8" chart:class="major"/>
          </chart:axis>
          <chart:series chart:style-name="ch9" chart:values-cell-range-address="result.C3:result.C10" chart:label-cell-address="result.A1:result.A1" chart:class="chart:line">
            <chart:data-point chart:repeated="8"/>
          </chart:series>
          <chart:series chart:style-name="ch10" chart:values-cell-range-address="result.C13:result.C20" chart:label-cell-address="result.A11:result.A11" chart:class="chart:line">
            <chart:data-point chart:repeated="8"/>
          </chart:series>
          <chart:series chart:style-name="ch11" chart:values-cell-range-address="result.C23:result.C30" chart:label-cell-address="result.A21:result.A2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lients</text:p>
                <draw:g>
                  <svg:desc>result.A1:result.A1</svg:desc>
                </draw:g>
              </table:table-cell>
              <table:table-cell office:value-type="string">
                <text:p>25 clients</text:p>
                <draw:g>
                  <svg:desc>result.A11:result.A11</svg:desc>
                </draw:g>
              </table:table-cell>
              <table:table-cell office:value-type="string">
                <text:p>50 clients</text:p>
                <draw:g>
                  <svg:desc>result.A21:result.A2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esult.B3:result.B10</svg:desc>
                </draw:g>
              </table:table-cell>
              <table:table-cell office:value-type="float" office:value="194">
                <text:p>194</text:p>
                <draw:g>
                  <svg:desc>result.C3:result.C10</svg:desc>
                </draw:g>
              </table:table-cell>
              <table:table-cell office:value-type="float" office:value="433">
                <text:p>433</text:p>
                <draw:g>
                  <svg:desc>result.C13:result.C20</svg:desc>
                </draw:g>
              </table:table-cell>
              <table:table-cell office:value-type="float" office:value="1036">
                <text:p>1036</text:p>
                <draw:g>
                  <svg:desc>result.C23:result.C3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6">
                <text:p>226</text:p>
              </table:table-cell>
              <table:table-cell office:value-type="float" office:value="873">
                <text:p>87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919">
                <text:p>919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67">
                <text:p>467</text:p>
              </table:table-cell>
              <table:table-cell office:value-type="float" office:value="1537">
                <text:p>1537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9">
                <text:p>519</text:p>
              </table:table-cell>
              <table:table-cell office:value-type="float" office:value="1820">
                <text:p>182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43">
                <text:p>743</text:p>
              </table:table-cell>
              <table:table-cell office:value-type="float" office:value="2586">
                <text:p>2586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62">
                <text:p>762</text:p>
              </table:table-cell>
              <table:table-cell office:value-type="float" office:value="2562">
                <text:p>2562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31">
                <text:p>731</text:p>
              </table:table-cell>
              <table:table-cell office:value-type="float" office:value="3196">
                <text:p>3196</text:p>
              </table:table-cell>
              <table:table-cell office:value-type="float" office:value="3351">
                <text:p>3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